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T3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T4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T5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T6" style:parent-style-name="Policepardéfaut" style:family="text">
      <style:text-properties fo:language="fr" fo:country="FR" style:language-asian="fr" style:country-asian="FR" style:language-complex="ar" style:country-complex="SA"/>
    </style:style>
    <style:style style:family="graphic" style:name="a86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8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2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draw:fill="none" draw:stroke="solid" svg:stroke-width="0.01389in" svg:stroke-color="#528cc1" svg:stroke-opacity="100%" draw:stroke-linejoin="miter" svg:stroke-linecap="butt"/>
    </style:style>
    <style:style style:family="graphic" style:name="a59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none" draw:stroke="solid" svg:stroke-width="0.01389in" svg:stroke-color="#528cc1" svg:stroke-opacity="100%" draw:stroke-linejoin="miter" svg:stroke-linecap="butt"/>
    </style:style>
    <style:style style:family="graphic" style:name="a22">
      <style:graphic-properties draw:fill="none" draw:stroke="solid" svg:stroke-width="0.01389in" svg:stroke-color="#477ba9" svg:stroke-opacity="100%" draw:stroke-linejoin="miter" svg:stroke-linecap="butt"/>
    </style:style>
    <style:style style:family="graphic" style:name="a23">
      <style:graphic-properties draw:fill="none" draw:stroke="solid" svg:stroke-width="0.01389in" svg:stroke-color="#528cc1" svg:stroke-opacity="100%" draw:stroke-linejoin="miter" svg:stroke-linecap="butt"/>
    </style:style>
    <style:style style:family="graphic" style:name="a24">
      <style:graphic-properties draw:fill="none" draw:stroke="solid" svg:stroke-width="0.01389in" svg:stroke-color="#477ba9" svg:stroke-opacity="100%" draw:stroke-linejoin="miter" svg:stroke-linecap="butt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style:wrap="none" style:horizontal-rel="paragraph" style:vertical-rel="paragraph" style:horizontal-pos="from-left" style:vertical-pos="from-top"/>
    </style:style>
    <style:style style:family="graphic" style:name="a62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3">
      <style:graphic-properties style:wrap="none" style:horizontal-rel="paragraph" style:vertical-rel="paragraph" style:horizontal-pos="from-left" style:vertical-pos="from-top"/>
    </style:style>
    <style:style style:family="graphic" style:name="a64">
      <style:graphic-properties draw:fill="none" draw:stroke="solid" svg:stroke-width="0.01389in" svg:stroke-color="#528cc1" svg:stroke-opacity="100%" draw:stroke-linejoin="miter" svg:stroke-linecap="butt"/>
    </style:style>
    <style:style style:family="graphic" style:name="a0">
      <style:graphic-properties draw:fill="none" draw:stroke="solid" svg:stroke-width="0.01389in" svg:stroke-color="#477ba9" svg:stroke-opacity="100%" draw:stroke-linejoin="miter" svg:stroke-linecap="butt"/>
    </style:style>
    <style:style style:family="graphic" style:name="a65">
      <style:graphic-properties draw:fill="none" draw:stroke="solid" svg:stroke-width="0.01389in" svg:stroke-color="#528cc1" svg:stroke-opacity="100%" draw:stroke-linejoin="miter" svg:stroke-linecap="butt"/>
    </style:style>
    <style:style style:family="graphic" style:name="a1">
      <style:graphic-properties draw:fill="none" draw:stroke="solid" svg:stroke-width="0.01389in" svg:stroke-color="#477ba9" svg:stroke-opacity="100%" draw:stroke-linejoin="miter" svg:stroke-linecap="butt"/>
    </style:style>
    <style:style style:family="graphic" style:name="a2">
      <style:graphic-properties draw:fill="none" draw:stroke="solid" svg:stroke-width="0.01389in" svg:stroke-color="#477ba9" svg:stroke-opacity="100%" draw:stroke-linejoin="miter" svg:stroke-linecap="butt"/>
    </style:style>
    <style:style style:family="graphic" style:name="a66">
      <style:graphic-properties draw:fill="none" draw:stroke="solid" svg:stroke-width="0.01389in" svg:stroke-color="#528cc1" svg:stroke-opacity="100%" draw:stroke-linejoin="miter" svg:stroke-linecap="butt"/>
    </style:style>
    <style:style style:family="graphic" style:name="a3">
      <style:graphic-properties draw:fill="none" draw:stroke="solid" svg:stroke-width="0.01389in" svg:stroke-color="#477ba9" svg:stroke-opacity="100%" draw:stroke-linejoin="miter" svg:stroke-linecap="butt"/>
    </style:style>
    <style:style style:family="graphic" style:name="a67">
      <style:graphic-properties draw:fill="none" draw:stroke="solid" svg:stroke-width="0.01389in" svg:stroke-color="#477ba9" svg:stroke-opacity="100%" draw:stroke-linejoin="miter" svg:stroke-linecap="butt"/>
    </style:style>
    <style:style style:family="graphic" style:name="a30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">
      <style:graphic-properties draw:fill="none" draw:stroke="solid" svg:stroke-width="0.01389in" svg:stroke-color="#528cc1" svg:stroke-opacity="100%" draw:stroke-linejoin="miter" svg:stroke-linecap="butt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none" draw:stroke="solid" svg:stroke-width="0.01389in" svg:stroke-color="#477ba9" svg:stroke-opacity="100%" draw:stroke-linejoin="miter" svg:stroke-linecap="butt"/>
    </style:style>
    <style:style style:family="paragraph" style:name="a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0">
      <style:graphic-properties draw:fill="none" draw:stroke="solid" svg:stroke-width="0.01389in" svg:stroke-color="#528cc1" svg:stroke-opacity="100%" draw:stroke-linejoin="miter" svg:stroke-linecap="butt"/>
    </style:style>
    <style:style style:family="graphic" style:name="a71">
      <style:graphic-properties draw:fill="none" draw:stroke="solid" svg:stroke-width="0.01389in" svg:stroke-color="#477ba9" svg:stroke-opacity="100%" draw:stroke-linejoin="miter" svg:stroke-linecap="butt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0764in" fo:padding-bottom="0.00764in" fo:padding-left="0.00764in" fo:padding-right="0.0076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style:wrap="none" style:horizontal-rel="paragraph" style:vertical-rel="paragraph" style:horizontal-pos="from-left" style:vertical-pos="from-top"/>
    </style:style>
    <style:style style:family="graphic" style:name="a44">
      <style:graphic-properties draw:fill="none" draw:stroke="solid" svg:stroke-width="0.01389in" svg:stroke-color="#528cc1" svg:stroke-opacity="100%" draw:stroke-linejoin="miter" svg:stroke-linecap="butt"/>
    </style:style>
    <style:style style:family="graphic" style:name="a45">
      <style:graphic-properties draw:fill="none" draw:stroke="solid" svg:stroke-width="0.01389in" svg:stroke-color="#477ba9" svg:stroke-opacity="100%" draw:stroke-linejoin="miter" svg:stroke-linecap="butt"/>
    </style:style>
    <style:style style:family="graphic" style:name="a46">
      <style:graphic-properties draw:fill="none" draw:stroke="solid" svg:stroke-width="0.01389in" svg:stroke-color="#528cc1" svg:stroke-opacity="100%" draw:stroke-linejoin="miter" svg:stroke-linecap="butt"/>
    </style:style>
    <style:style style:family="graphic" style:name="a47">
      <style:graphic-properties draw:fill="none" draw:stroke="solid" svg:stroke-width="0.01389in" svg:stroke-color="#477ba9" svg:stroke-opacity="100%" draw:stroke-linejoin="miter" svg:stroke-linecap="butt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none" style:horizontal-rel="page-content" style:vertical-rel="paragraph" style:horizontal-pos="left" style:vertical-pos="from-top"/>
    </style:style>
    <style:style style:family="graphic" style:name="a80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0694in" fo:padding-bottom="0.00694in" fo:padding-left="0.00694in" fo:padding-right="0.00694in" draw:textarea-vertical-align="middle" draw:textarea-horizontal-align="center" draw:fill="solid" draw:fill-color="#5b9bd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text text:use-soft-page-breaks="true">
      <text:p text:style-name="P1">Angular</text:p>
      <text:h text:style-name="Titre1" text:outline-level="1">1)</text:h>
      <text:p text:style-name="Textbody">Vous allez programmer :</text:p>
      <text:p text:style-name="Textbody">- l'acquisition et l'affichage d'une liste de héros,<text:s/></text:p>
      <text:p text:style-name="Textbody">- l'édition des détails d'un héros sélectionné</text:p>
      <text:p text:style-name="Textbody">- la navigation entre différentes vues de données sur les héros.</text:p>
      <text:p text:style-name="Textbody"/>
      <text:p text:style-name="Textbody">Concrètement :</text:p>
      <text:p text:style-name="Textbody">- Vous utiliserez des directives intégrées pour afficher et masquer les éléments et afficher les listes de données sur les héros.<text:s/></text:p>
      <text:p text:style-name="Textbody">- Vous allez créer des composants pour afficher les détails des héros et afficher un ensemble de héros.<text:s/></text:p>
      <text:p text:style-name="Textbody">- Vous utiliserez une liaison de données unidirectionnelle pour les données en lecture seule.<text:s/></text:p>
      <text:p text:style-name="Textbody">- Vous ajouterez des champs modifiables pour mettre à jour un modèle avec une liaison bidirectionnelle.<text:s/></text:p>
      <text:p text:style-name="Textbody">- Vous lierez les méthodes des composants aux événements utilisateur, comme les frappes de touches et les clics.<text:s/></text:p>
      <text:p text:style-name="Textbody">- Vous permettrez aux utilisateurs de sélectionner un héros à partir d'une liste principale et d'éditer ce héros dans la vue des détails.<text:s/></text:p>
      <text:p text:style-name="Textbody">- Vous formaterez les données avec les pipes (filtres).<text:s/></text:p>
      <text:p text:style-name="Textbody">- Vous allez créer un service partagé pour récupérer les données sur les héros.<text:s/></text:p>
      <text:p text:style-name="Textbody">- Vous utiliserez le routage pour naviguer parmi les différentes vues et leurs composants.</text:p>
      <text:soft-page-break/>
      <text:h text:style-name="Titre1" text:outline-level="1"><text:span text:style-name="T2"><draw:g draw:z-index="251658240" draw:name="Diagramme 3" draw:id="id9" draw:style-name="a19" text:anchor-type="paragraph"><svg:title/><svg:desc/><draw:custom-shape svg:x="3in" svg:y="1.88074in" svg:width="2.34962in" svg:height="0.27186in" draw:id="id0" draw:style-name="a0"><svg:title/><svg:desc/><draw:enhanced-geometry draw:type="non-primitive" svg:viewBox="0 0 2148491 248585" draw:enhanced-path="M 0 0 L 0 124292 2148491 124292 2148491 24858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48491"/><draw:equation draw:name="f7" draw:formula="?f4 / 248585"/><draw:equation draw:name="f8" draw:formula="0 / ?f6"/><draw:equation draw:name="f9" draw:formula="2148491 / ?f6"/><draw:equation draw:name="f10" draw:formula="0 / ?f7"/><draw:equation draw:name="f11" draw:formula="248585 / ?f7"/></draw:enhanced-geometry></draw:custom-shape><draw:custom-shape svg:x="3in" svg:y="1.88074in" svg:width="0.78321in" svg:height="0.27186in" draw:id="id1" draw:style-name="a1"><svg:title/><svg:desc/><draw:enhanced-geometry draw:type="non-primitive" svg:viewBox="0 0 716163 248585" draw:enhanced-path="M 0 0 L 0 124292 716163 124292 716163 24858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6163"/><draw:equation draw:name="f7" draw:formula="?f4 / 248585"/><draw:equation draw:name="f8" draw:formula="0 / ?f6"/><draw:equation draw:name="f9" draw:formula="716163 / ?f6"/><draw:equation draw:name="f10" draw:formula="0 / ?f7"/><draw:equation draw:name="f11" draw:formula="248585 / ?f7"/></draw:enhanced-geometry></draw:custom-shape><draw:custom-shape svg:x="2.21679in" svg:y="1.88074in" svg:width="0.78321in" svg:height="0.27186in" draw:id="id2" draw:style-name="a2"><svg:title/><svg:desc/><draw:enhanced-geometry draw:type="non-primitive" svg:viewBox="0 0 716163 248585" draw:enhanced-path="M 716163 0 L 716163 124292 0 124292 0 24858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16163"/><draw:equation draw:name="f7" draw:formula="?f4 / 248585"/><draw:equation draw:name="f8" draw:formula="0 / ?f6"/><draw:equation draw:name="f9" draw:formula="716163 / ?f6"/><draw:equation draw:name="f10" draw:formula="0 / ?f7"/><draw:equation draw:name="f11" draw:formula="248585 / ?f7"/></draw:enhanced-geometry></draw:custom-shape><draw:custom-shape svg:x="0.65038in" svg:y="1.88074in" svg:width="2.34962in" svg:height="0.27186in" draw:id="id3" draw:style-name="a3"><svg:title/><svg:desc/><draw:enhanced-geometry draw:type="non-primitive" svg:viewBox="0 0 2148491 248585" draw:enhanced-path="M 2148491 0 L 2148491 124292 0 124292 0 24858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48491"/><draw:equation draw:name="f7" draw:formula="?f4 / 248585"/><draw:equation draw:name="f8" draw:formula="0 / ?f6"/><draw:equation draw:name="f9" draw:formula="2148491 / ?f6"/><draw:equation draw:name="f10" draw:formula="0 / ?f7"/><draw:equation draw:name="f11" draw:formula="248585 / ?f7"/></draw:enhanced-geometry></draw:custom-shape><draw:custom-shape svg:x="2.35272in" svg:y="1.23346in" svg:width="1.29455in" svg:height="0.64728in" draw:id="id4" draw:style-name="a6"><svg:title/><svg:desc/><text:p text:style-name="a5" text:class-names="" text:cond-style-name=""><text:span text:style-name="a4" text:class-names="">Utilisateur</text:span></text:p><draw:enhanced-geometry draw:type="non-primitive" svg:viewBox="0 0 1183741 591870" draw:enhanced-path="M 0 0 L 1183741 0 1183741 591870 0 591870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83741"/><draw:equation draw:name="f7" draw:formula="?f4 / 591870"/><draw:equation draw:name="f8" draw:formula="0 * ?f5 / 1183741"/><draw:equation draw:name="f9" draw:formula="0 * ?f4 / 591870"/><draw:equation draw:name="f10" draw:formula="1183741 * ?f5 / 1183741"/><draw:equation draw:name="f11" draw:formula="591870 * ?f4 / 591870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0031in" svg:y="2.15259in" svg:width="1.29455in" svg:height="0.64728in" draw:id="id5" draw:style-name="a9"><svg:title/><svg:desc/><text:p text:style-name="a8" text:class-names="" text:cond-style-name=""><text:span text:style-name="a7" text:class-names="">Visualisation héros liste</text:span></text:p><draw:enhanced-geometry draw:type="non-primitive" svg:viewBox="0 0 1183741 591870" draw:enhanced-path="M 0 0 L 1183741 0 1183741 591870 0 591870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83741"/><draw:equation draw:name="f7" draw:formula="?f4 / 591870"/><draw:equation draw:name="f8" draw:formula="0 * ?f5 / 1183741"/><draw:equation draw:name="f9" draw:formula="0 * ?f4 / 591870"/><draw:equation draw:name="f10" draw:formula="1183741 * ?f5 / 1183741"/><draw:equation draw:name="f11" draw:formula="591870 * ?f4 / 591870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56952in" svg:y="2.15259in" svg:width="1.29455in" svg:height="0.64728in" draw:id="id6" draw:style-name="a12"><svg:title/><svg:desc/><text:p text:style-name="a11" text:class-names="" text:cond-style-name=""><text:span text:style-name="a10" text:class-names="">Visualisation héros rapide</text:span></text:p><draw:enhanced-geometry draw:type="non-primitive" svg:viewBox="0 0 1183741 591870" draw:enhanced-path="M 0 0 L 1183741 0 1183741 591870 0 591870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83741"/><draw:equation draw:name="f7" draw:formula="?f4 / 591870"/><draw:equation draw:name="f8" draw:formula="0 * ?f5 / 1183741"/><draw:equation draw:name="f9" draw:formula="0 * ?f4 / 591870"/><draw:equation draw:name="f10" draw:formula="1183741 * ?f5 / 1183741"/><draw:equation draw:name="f11" draw:formula="591870 * ?f4 / 591870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13593in" svg:y="2.15259in" svg:width="1.29455in" svg:height="0.64728in" draw:id="id7" draw:style-name="a15"><svg:title/><svg:desc/><text:p text:style-name="a14" text:class-names="" text:cond-style-name=""><text:span text:style-name="a13" text:class-names="">Modification héros</text:span></text:p><draw:enhanced-geometry draw:type="non-primitive" svg:viewBox="0 0 1183741 591870" draw:enhanced-path="M 0 0 L 1183741 0 1183741 591870 0 591870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83741"/><draw:equation draw:name="f7" draw:formula="?f4 / 591870"/><draw:equation draw:name="f8" draw:formula="0 * ?f5 / 1183741"/><draw:equation draw:name="f9" draw:formula="0 * ?f4 / 591870"/><draw:equation draw:name="f10" draw:formula="1183741 * ?f5 / 1183741"/><draw:equation draw:name="f11" draw:formula="591870 * ?f4 / 591870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70234in" svg:y="2.15259in" svg:width="1.29455in" svg:height="0.64728in" draw:id="id8" draw:style-name="a18"><svg:title/><svg:desc/><text:p text:style-name="a17" text:class-names="" text:cond-style-name=""><text:span text:style-name="a16" text:class-names="">Sélection héros</text:span></text:p><draw:enhanced-geometry draw:type="non-primitive" svg:viewBox="0 0 1183741 591870" draw:enhanced-path="M 0 0 L 1183741 0 1183741 591870 0 591870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83741"/><draw:equation draw:name="f7" draw:formula="?f4 / 591870"/><draw:equation draw:name="f8" draw:formula="0 * ?f5 / 1183741"/><draw:equation draw:name="f9" draw:formula="0 * ?f4 / 591870"/><draw:equation draw:name="f10" draw:formula="1183741 * ?f5 / 1183741"/><draw:equation draw:name="f11" draw:formula="591870 * ?f4 / 591870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span>2)</text:h>
      <text:h text:style-name="Titre1" text:outline-level="1"><text:span text:style-name="T3"><draw:g draw:z-index="251660288" draw:name="Diagramme 6" draw:id="id21" draw:style-name="a43" text:anchor-type="paragraph"><svg:title/><svg:desc/><draw:custom-shape svg:x="3.15658in" svg:y="8.21998in" svg:width="0.18554in" svg:height="0.56898in" draw:id="id10" draw:style-name="a20"><svg:title/><svg:desc/><draw:enhanced-geometry draw:type="non-primitive" svg:viewBox="0 0 169654 520272" draw:enhanced-path="M 0 0 L 0 520272 169654 52027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9654"/><draw:equation draw:name="f7" draw:formula="?f4 / 520272"/><draw:equation draw:name="f8" draw:formula="0 / ?f6"/><draw:equation draw:name="f9" draw:formula="169654 / ?f6"/><draw:equation draw:name="f10" draw:formula="0 / ?f7"/><draw:equation draw:name="f11" draw:formula="520272 / ?f7"/></draw:enhanced-geometry></draw:custom-shape><draw:custom-shape svg:x="3.60135in" svg:y="7.34178in" svg:width="0.1in" svg:height="0.25975in" draw:id="id11" draw:style-name="a21"><svg:title/><svg:desc/><draw:enhanced-geometry draw:type="non-primitive" svg:viewBox="0 0 91440 237515" draw:enhanced-path="M 45720 0 L 45720 23751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237515"/><draw:equation draw:name="f8" draw:formula="0 / ?f6"/><draw:equation draw:name="f9" draw:formula="91440 / ?f6"/><draw:equation draw:name="f10" draw:formula="0 / ?f7"/><draw:equation draw:name="f11" draw:formula="237515 / ?f7"/></draw:enhanced-geometry></draw:custom-shape><draw:custom-shape svg:x="2.74841in" svg:y="6.46358in" svg:width="0.90294in" svg:height="0.25975in" draw:id="id12" draw:style-name="a22"><svg:title/><svg:desc/><draw:enhanced-geometry draw:type="non-primitive" svg:viewBox="0 0 825649 237515" draw:enhanced-path="M 0 0 L 0 118757 825649 118757 825649 23751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5649"/><draw:equation draw:name="f7" draw:formula="?f4 / 237515"/><draw:equation draw:name="f8" draw:formula="0 / ?f6"/><draw:equation draw:name="f9" draw:formula="825649 / ?f6"/><draw:equation draw:name="f10" draw:formula="0 / ?f7"/><draw:equation draw:name="f11" draw:formula="237515 / ?f7"/></draw:enhanced-geometry></draw:custom-shape><draw:custom-shape svg:x="1.3507in" svg:y="7.34178in" svg:width="0.18554in" svg:height="0.56898in" draw:id="id13" draw:style-name="a23"><svg:title/><svg:desc/><draw:enhanced-geometry draw:type="non-primitive" svg:viewBox="0 0 169654 520272" draw:enhanced-path="M 0 0 L 0 520272 169654 52027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9654"/><draw:equation draw:name="f7" draw:formula="?f4 / 520272"/><draw:equation draw:name="f8" draw:formula="0 / ?f6"/><draw:equation draw:name="f9" draw:formula="169654 / ?f6"/><draw:equation draw:name="f10" draw:formula="0 / ?f7"/><draw:equation draw:name="f11" draw:formula="520272 / ?f7"/></draw:enhanced-geometry></draw:custom-shape><draw:custom-shape svg:x="1.84546in" svg:y="6.46358in" svg:width="0.90294in" svg:height="0.25975in" draw:id="id14" draw:style-name="a24"><svg:title/><svg:desc/><draw:enhanced-geometry draw:type="non-primitive" svg:viewBox="0 0 825649 237515" draw:enhanced-path="M 825649 0 L 825649 118757 0 118757 0 237515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25649"/><draw:equation draw:name="f7" draw:formula="?f4 / 237515"/><draw:equation draw:name="f8" draw:formula="0 / ?f6"/><draw:equation draw:name="f9" draw:formula="825649 / ?f6"/><draw:equation draw:name="f10" draw:formula="0 / ?f7"/><draw:equation draw:name="f11" draw:formula="237515 / ?f7"/></draw:enhanced-geometry></draw:custom-shape><draw:custom-shape svg:x="2.12995in" svg:y="5.84513in" svg:width="1.23691in" svg:height="0.61845in" draw:id="id15" draw:style-name="a27"><svg:title/><svg:desc/><text:p text:style-name="a26" text:class-names="" text:cond-style-name=""><text:span text:style-name="a25" text:class-names="">VueListe</text:span></text:p><draw:enhanced-geometry draw:type="non-primitive" svg:viewBox="0 0 1131026 565513" draw:enhanced-path="M 0 0 L 1131026 0 1131026 565513 0 565513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1026"/><draw:equation draw:name="f7" draw:formula="?f4 / 565513"/><draw:equation draw:name="f8" draw:formula="0 * ?f5 / 1131026"/><draw:equation draw:name="f9" draw:formula="0 * ?f4 / 565513"/><draw:equation draw:name="f10" draw:formula="1131026 * ?f5 / 1131026"/><draw:equation draw:name="f11" draw:formula="565513 * ?f4 / 56551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22701in" svg:y="6.72333in" svg:width="1.23691in" svg:height="0.61845in" draw:id="id16" draw:style-name="a30"><svg:title/><svg:desc/><text:p text:style-name="a29" text:class-names="" text:cond-style-name=""><text:span text:style-name="a28" text:class-names="">BoutonDashboard</text:span></text:p><draw:enhanced-geometry draw:type="non-primitive" svg:viewBox="0 0 1131026 565513" draw:enhanced-path="M 0 0 L 1131026 0 1131026 565513 0 565513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1026"/><draw:equation draw:name="f7" draw:formula="?f4 / 565513"/><draw:equation draw:name="f8" draw:formula="0 * ?f5 / 1131026"/><draw:equation draw:name="f9" draw:formula="0 * ?f4 / 565513"/><draw:equation draw:name="f10" draw:formula="1131026 * ?f5 / 1131026"/><draw:equation draw:name="f11" draw:formula="565513 * ?f4 / 56551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53624in" svg:y="7.60153in" svg:width="1.23691in" svg:height="0.61845in" draw:id="id17" draw:style-name="a33"><svg:title/><svg:desc/><text:p text:style-name="a32" text:class-names="" text:cond-style-name=""><text:span text:style-name="a31" text:class-names="">VueDashboard</text:span></text:p><draw:enhanced-geometry draw:type="non-primitive" svg:viewBox="0 0 1131026 565513" draw:enhanced-path="M 0 0 L 1131026 0 1131026 565513 0 565513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1026"/><draw:equation draw:name="f7" draw:formula="?f4 / 565513"/><draw:equation draw:name="f8" draw:formula="0 * ?f5 / 1131026"/><draw:equation draw:name="f9" draw:formula="0 * ?f4 / 565513"/><draw:equation draw:name="f10" draw:formula="1131026 * ?f5 / 1131026"/><draw:equation draw:name="f11" draw:formula="565513 * ?f4 / 56551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03289in" svg:y="6.72333in" svg:width="1.23691in" svg:height="0.61845in" draw:id="id18" draw:style-name="a36"><svg:title/><svg:desc/><text:p text:style-name="a35" text:class-names="" text:cond-style-name=""><text:span text:style-name="a34" text:class-names="">SelectionHeroes</text:span></text:p><draw:enhanced-geometry draw:type="non-primitive" svg:viewBox="0 0 1131026 565513" draw:enhanced-path="M 0 0 L 1131026 0 1131026 565513 0 565513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1026"/><draw:equation draw:name="f7" draw:formula="?f4 / 565513"/><draw:equation draw:name="f8" draw:formula="0 * ?f5 / 1131026"/><draw:equation draw:name="f9" draw:formula="0 * ?f4 / 565513"/><draw:equation draw:name="f10" draw:formula="1131026 * ?f5 / 1131026"/><draw:equation draw:name="f11" draw:formula="565513 * ?f4 / 56551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03289in" svg:y="7.60153in" svg:width="1.23691in" svg:height="0.61845in" draw:id="id19" draw:style-name="a39"><svg:title/><svg:desc/><text:p text:style-name="a38" text:class-names="" text:cond-style-name=""><text:span text:style-name="a37" text:class-names="">BoutonViewDetails</text:span></text:p><draw:enhanced-geometry draw:type="non-primitive" svg:viewBox="0 0 1131026 565513" draw:enhanced-path="M 0 0 L 1131026 0 1131026 565513 0 565513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1026"/><draw:equation draw:name="f7" draw:formula="?f4 / 565513"/><draw:equation draw:name="f8" draw:formula="0 * ?f5 / 1131026"/><draw:equation draw:name="f9" draw:formula="0 * ?f4 / 565513"/><draw:equation draw:name="f10" draw:formula="1131026 * ?f5 / 1131026"/><draw:equation draw:name="f11" draw:formula="565513 * ?f4 / 56551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34212in" svg:y="8.47974in" svg:width="1.23691in" svg:height="0.61845in" draw:id="id20" draw:style-name="a42"><svg:title/><svg:desc/><text:p text:style-name="a41" text:class-names="" text:cond-style-name=""><text:span text:style-name="a40" text:class-names="">VueHerosDetails</text:span></text:p><draw:enhanced-geometry draw:type="non-primitive" svg:viewBox="0 0 1131026 565513" draw:enhanced-path="M 0 0 L 1131026 0 1131026 565513 0 565513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31026"/><draw:equation draw:name="f7" draw:formula="?f4 / 565513"/><draw:equation draw:name="f8" draw:formula="0 * ?f5 / 1131026"/><draw:equation draw:name="f9" draw:formula="0 * ?f4 / 565513"/><draw:equation draw:name="f10" draw:formula="1131026 * ?f5 / 1131026"/><draw:equation draw:name="f11" draw:formula="565513 * ?f4 / 565513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span><text:span text:style-name="T4"><draw:g draw:z-index="251659264" draw:name="Diagramme 4" draw:id="id31" draw:style-name="a63" text:anchor-type="paragraph"><svg:title/><svg:desc/><draw:custom-shape svg:x="1.95631in" svg:y="4.99204in" svg:width="0.14335in" svg:height="0.43961in" draw:id="id22" draw:style-name="a44"><svg:title/><svg:desc/><draw:enhanced-geometry draw:type="non-primitive" svg:viewBox="0 0 131080 401979" draw:enhanced-path="M 0 0 L 0 401979 131080 40197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1080"/><draw:equation draw:name="f7" draw:formula="?f4 / 401979"/><draw:equation draw:name="f8" draw:formula="0 / ?f6"/><draw:equation draw:name="f9" draw:formula="131080 / ?f6"/><draw:equation draw:name="f10" draw:formula="0 / ?f7"/><draw:equation draw:name="f11" draw:formula="401979 / ?f7"/></draw:enhanced-geometry></draw:custom-shape><draw:custom-shape svg:x="1.7604in" svg:y="4.31351in" svg:width="0.57818in" svg:height="0.20069in" draw:id="id23" draw:style-name="a45"><svg:title/><svg:desc/><draw:enhanced-geometry draw:type="non-primitive" svg:viewBox="0 0 528690 183512" draw:enhanced-path="M 0 0 L 0 91756 528690 91756 528690 18351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8690"/><draw:equation draw:name="f7" draw:formula="?f4 / 183512"/><draw:equation draw:name="f8" draw:formula="0 / ?f6"/><draw:equation draw:name="f9" draw:formula="528690 / ?f6"/><draw:equation draw:name="f10" draw:formula="0 / ?f7"/><draw:equation draw:name="f11" draw:formula="183512 / ?f7"/></draw:enhanced-geometry></draw:custom-shape><draw:custom-shape svg:x="0.79995in" svg:y="4.99204in" svg:width="0.14335in" svg:height="0.43961in" draw:id="id24" draw:style-name="a46"><svg:title/><svg:desc/><draw:enhanced-geometry draw:type="non-primitive" svg:viewBox="0 0 131080 401979" draw:enhanced-path="M 0 0 L 0 401979 131080 40197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1080"/><draw:equation draw:name="f7" draw:formula="?f4 / 401979"/><draw:equation draw:name="f8" draw:formula="0 / ?f6"/><draw:equation draw:name="f9" draw:formula="131080 / ?f6"/><draw:equation draw:name="f10" draw:formula="0 / ?f7"/><draw:equation draw:name="f11" draw:formula="401979 / ?f7"/></draw:enhanced-geometry></draw:custom-shape><draw:custom-shape svg:x="1.18222in" svg:y="4.31351in" svg:width="0.57818in" svg:height="0.20069in" draw:id="id25" draw:style-name="a47"><svg:title/><svg:desc/><draw:enhanced-geometry draw:type="non-primitive" svg:viewBox="0 0 528690 183512" draw:enhanced-path="M 528690 0 L 528690 91756 0 91756 0 183512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8690"/><draw:equation draw:name="f7" draw:formula="?f4 / 183512"/><draw:equation draw:name="f8" draw:formula="0 / ?f6"/><draw:equation draw:name="f9" draw:formula="528690 / ?f6"/><draw:equation draw:name="f10" draw:formula="0 / ?f7"/><draw:equation draw:name="f11" draw:formula="183512 / ?f7"/></draw:enhanced-geometry></draw:custom-shape><draw:custom-shape svg:x="1.28256in" svg:y="3.83568in" svg:width="0.95567in" svg:height="0.47784in" draw:id="id26" draw:style-name="a50"><svg:title/><svg:desc/><text:p text:style-name="a49" text:class-names="" text:cond-style-name=""><text:span text:style-name="a48" text:class-names="">VueDashboard</text:span></text:p><draw:enhanced-geometry draw:type="non-primitive" svg:viewBox="0 0 873869 436934" draw:enhanced-path="M 0 0 L 873869 0 873869 436934 0 43693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3869"/><draw:equation draw:name="f7" draw:formula="?f4 / 436934"/><draw:equation draw:name="f8" draw:formula="0 * ?f5 / 873869"/><draw:equation draw:name="f9" draw:formula="0 * ?f4 / 436934"/><draw:equation draw:name="f10" draw:formula="873869 * ?f5 / 873869"/><draw:equation draw:name="f11" draw:formula="436934 * ?f4 / 43693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70438in" svg:y="4.51421in" svg:width="0.95567in" svg:height="0.47784in" draw:id="id27" draw:style-name="a53"><svg:title/><svg:desc/><text:p text:style-name="a52" text:class-names="" text:cond-style-name=""><text:span text:style-name="a51" text:class-names="">BoutonHeroes</text:span></text:p><draw:enhanced-geometry draw:type="non-primitive" svg:viewBox="0 0 873869 436934" draw:enhanced-path="M 0 0 L 873869 0 873869 436934 0 43693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3869"/><draw:equation draw:name="f7" draw:formula="?f4 / 436934"/><draw:equation draw:name="f8" draw:formula="0 * ?f5 / 873869"/><draw:equation draw:name="f9" draw:formula="0 * ?f4 / 436934"/><draw:equation draw:name="f10" draw:formula="873869 * ?f5 / 873869"/><draw:equation draw:name="f11" draw:formula="436934 * ?f4 / 43693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9433in" svg:y="5.19274in" svg:width="0.95567in" svg:height="0.47784in" draw:id="id28" draw:style-name="a56"><svg:title/><svg:desc/><text:p text:style-name="a55" text:class-names="" text:cond-style-name=""><text:span text:style-name="a54" text:class-names="">VueListe</text:span></text:p><draw:enhanced-geometry draw:type="non-primitive" svg:viewBox="0 0 873869 436934" draw:enhanced-path="M 0 0 L 873869 0 873869 436934 0 43693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3869"/><draw:equation draw:name="f7" draw:formula="?f4 / 436934"/><draw:equation draw:name="f8" draw:formula="0 * ?f5 / 873869"/><draw:equation draw:name="f9" draw:formula="0 * ?f4 / 436934"/><draw:equation draw:name="f10" draw:formula="873869 * ?f5 / 873869"/><draw:equation draw:name="f11" draw:formula="436934 * ?f4 / 43693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86075in" svg:y="4.51421in" svg:width="0.95567in" svg:height="0.47784in" draw:id="id29" draw:style-name="a59"><svg:title/><svg:desc/><text:p text:style-name="a58" text:class-names="" text:cond-style-name=""><text:span text:style-name="a57" text:class-names="">CaseHeroes</text:span></text:p><draw:enhanced-geometry draw:type="non-primitive" svg:viewBox="0 0 873869 436934" draw:enhanced-path="M 0 0 L 873869 0 873869 436934 0 43693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3869"/><draw:equation draw:name="f7" draw:formula="?f4 / 436934"/><draw:equation draw:name="f8" draw:formula="0 * ?f5 / 873869"/><draw:equation draw:name="f9" draw:formula="0 * ?f4 / 436934"/><draw:equation draw:name="f10" draw:formula="873869 * ?f5 / 873869"/><draw:equation draw:name="f11" draw:formula="436934 * ?f4 / 43693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09967in" svg:y="5.19274in" svg:width="0.95567in" svg:height="0.47784in" draw:id="id30" draw:style-name="a62"><svg:title/><svg:desc/><text:p text:style-name="a61" text:class-names="" text:cond-style-name=""><text:span text:style-name="a60" text:class-names="">VueHerosDetails</text:span></text:p><draw:enhanced-geometry draw:type="non-primitive" svg:viewBox="0 0 873869 436934" draw:enhanced-path="M 0 0 L 873869 0 873869 436934 0 436934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73869"/><draw:equation draw:name="f7" draw:formula="?f4 / 436934"/><draw:equation draw:name="f8" draw:formula="0 * ?f5 / 873869"/><draw:equation draw:name="f9" draw:formula="0 * ?f4 / 436934"/><draw:equation draw:name="f10" draw:formula="873869 * ?f5 / 873869"/><draw:equation draw:name="f11" draw:formula="436934 * ?f4 / 436934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span><text:span text:style-name="T5"><text:s/></text:span></text:h>
      <text:soft-page-break/>
      <text:h text:style-name="Titre1" text:outline-level="1"><text:span text:style-name="T6"><draw:g draw:z-index="251661312" draw:name="Diagramme 5" draw:id="id49" draw:style-name="a99" text:anchor-type="paragraph"><svg:title/><svg:desc/><draw:custom-shape svg:x="4.57439in" svg:y="2.20703in" svg:width="0.15755in" svg:height="1.2289in" draw:id="id32" draw:style-name="a64"><svg:title/><svg:desc/><draw:enhanced-geometry draw:type="non-primitive" svg:viewBox="0 0 144065 1123709" draw:enhanced-path="M 0 0 L 0 1123709 144065 112370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4065"/><draw:equation draw:name="f7" draw:formula="?f4 / 1123709"/><draw:equation draw:name="f8" draw:formula="0 / ?f6"/><draw:equation draw:name="f9" draw:formula="144065 / ?f6"/><draw:equation draw:name="f10" draw:formula="0 / ?f7"/><draw:equation draw:name="f11" draw:formula="1123709 / ?f7"/></draw:enhanced-geometry></draw:custom-shape><draw:custom-shape svg:x="4.57439in" svg:y="2.20703in" svg:width="0.15755in" svg:height="0.48316in" draw:id="id33" draw:style-name="a65"><svg:title/><svg:desc/><draw:enhanced-geometry draw:type="non-primitive" svg:viewBox="0 0 144065 441800" draw:enhanced-path="M 0 0 L 0 441800 144065 44180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4065"/><draw:equation draw:name="f7" draw:formula="?f4 / 441800"/><draw:equation draw:name="f8" draw:formula="0 / ?f6"/><draw:equation draw:name="f9" draw:formula="144065 / ?f6"/><draw:equation draw:name="f10" draw:formula="0 / ?f7"/><draw:equation draw:name="f11" draw:formula="441800 / ?f7"/></draw:enhanced-geometry></draw:custom-shape><draw:custom-shape svg:x="4.94453in" svg:y="1.46128in" svg:width="0.1in" svg:height="0.22057in" draw:id="id34" draw:style-name="a66"><svg:title/><svg:desc/><draw:enhanced-geometry draw:type="non-primitive" svg:viewBox="0 0 91440 201691" draw:enhanced-path="M 45720 0 L 45720 20169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201691"/><draw:equation draw:name="f8" draw:formula="0 / ?f6"/><draw:equation draw:name="f9" draw:formula="91440 / ?f6"/><draw:equation draw:name="f10" draw:formula="0 / ?f7"/><draw:equation draw:name="f11" draw:formula="201691 / ?f7"/></draw:enhanced-geometry></draw:custom-shape><draw:custom-shape svg:x="3.59232in" svg:y="0.71554in" svg:width="1.40221in" svg:height="0.22057in" draw:id="id35" draw:style-name="a67"><svg:title/><svg:desc/><draw:enhanced-geometry draw:type="non-primitive" svg:viewBox="0 0 1282181 201691" draw:enhanced-path="M 0 0 L 0 100845 1282181 100845 1282181 20169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82181"/><draw:equation draw:name="f7" draw:formula="?f4 / 201691"/><draw:equation draw:name="f8" draw:formula="0 / ?f6"/><draw:equation draw:name="f9" draw:formula="1282181 / ?f6"/><draw:equation draw:name="f10" draw:formula="0 / ?f7"/><draw:equation draw:name="f11" draw:formula="201691 / ?f7"/></draw:enhanced-geometry></draw:custom-shape><draw:custom-shape svg:x="3.04089in" svg:y="1.46128in" svg:width="0.15755in" svg:height="0.48316in" draw:id="id36" draw:style-name="a68"><svg:title/><svg:desc/><draw:enhanced-geometry draw:type="non-primitive" svg:viewBox="0 0 144065 441800" draw:enhanced-path="M 0 0 L 0 441800 144065 44180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4065"/><draw:equation draw:name="f7" draw:formula="?f4 / 441800"/><draw:equation draw:name="f8" draw:formula="0 / ?f6"/><draw:equation draw:name="f9" draw:formula="144065 / ?f6"/><draw:equation draw:name="f10" draw:formula="0 / ?f7"/><draw:equation draw:name="f11" draw:formula="441800 / ?f7"/></draw:enhanced-geometry></draw:custom-shape><draw:custom-shape svg:x="3.46102in" svg:y="0.71554in" svg:width="0.13129in" svg:height="0.22057in" draw:id="id37" draw:style-name="a69"><svg:title/><svg:desc/><draw:enhanced-geometry draw:type="non-primitive" svg:viewBox="0 0 120054 201691" draw:enhanced-path="M 120054 0 L 120054 100845 0 100845 0 20169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0054"/><draw:equation draw:name="f7" draw:formula="?f4 / 201691"/><draw:equation draw:name="f8" draw:formula="0 / ?f6"/><draw:equation draw:name="f9" draw:formula="120054 / ?f6"/><draw:equation draw:name="f10" draw:formula="0 / ?f7"/><draw:equation draw:name="f11" draw:formula="201691 / ?f7"/></draw:enhanced-geometry></draw:custom-shape><draw:custom-shape svg:x="1.76997in" svg:y="1.46128in" svg:width="0.15755in" svg:height="0.48316in" draw:id="id38" draw:style-name="a70"><svg:title/><svg:desc/><draw:enhanced-geometry draw:type="non-primitive" svg:viewBox="0 0 144065 441800" draw:enhanced-path="M 0 0 L 0 441800 144065 44180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4065"/><draw:equation draw:name="f7" draw:formula="?f4 / 441800"/><draw:equation draw:name="f8" draw:formula="0 / ?f6"/><draw:equation draw:name="f9" draw:formula="144065 / ?f6"/><draw:equation draw:name="f10" draw:formula="0 / ?f7"/><draw:equation draw:name="f11" draw:formula="441800 / ?f7"/></draw:enhanced-geometry></draw:custom-shape><draw:custom-shape svg:x="2.19011in" svg:y="0.71554in" svg:width="1.40221in" svg:height="0.22057in" draw:id="id39" draw:style-name="a71"><svg:title/><svg:desc/><draw:enhanced-geometry draw:type="non-primitive" svg:viewBox="0 0 1282181 201691" draw:enhanced-path="M 1282181 0 L 1282181 100845 0 100845 0 201691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82181"/><draw:equation draw:name="f7" draw:formula="?f4 / 201691"/><draw:equation draw:name="f8" draw:formula="0 / ?f6"/><draw:equation draw:name="f9" draw:formula="1282181 / ?f6"/><draw:equation draw:name="f10" draw:formula="0 / ?f7"/><draw:equation draw:name="f11" draw:formula="201691 / ?f7"/></draw:enhanced-geometry></draw:custom-shape><draw:custom-shape svg:x="3.06714in" svg:y="0.19037in" svg:width="1.05034in" svg:height="0.52517in" draw:id="id40" draw:style-name="a74"><svg:title/><svg:desc/><text:p text:style-name="a73" text:class-names="" text:cond-style-name=""><text:span text:style-name="a72" text:class-names="">VueHerosDetails</text:span></text:p><draw:enhanced-geometry draw:type="non-primitive" svg:viewBox="0 0 960435 480217" draw:enhanced-path="M 0 0 L 960435 0 960435 480217 0 480217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0435"/><draw:equation draw:name="f7" draw:formula="?f4 / 480217"/><draw:equation draw:name="f8" draw:formula="0 * ?f5 / 960435"/><draw:equation draw:name="f9" draw:formula="0 * ?f4 / 480217"/><draw:equation draw:name="f10" draw:formula="960435 * ?f5 / 960435"/><draw:equation draw:name="f11" draw:formula="480217 * ?f4 / 480217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66493in" svg:y="0.93611in" svg:width="1.05034in" svg:height="0.52517in" draw:id="id41" draw:style-name="a77"><svg:title/><svg:desc/><text:p text:style-name="a76" text:class-names="" text:cond-style-name=""><text:span text:style-name="a75" text:class-names="">BoutonHeroes</text:span></text:p><draw:enhanced-geometry draw:type="non-primitive" svg:viewBox="0 0 960435 480217" draw:enhanced-path="M 0 0 L 960435 0 960435 480217 0 480217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0435"/><draw:equation draw:name="f7" draw:formula="?f4 / 480217"/><draw:equation draw:name="f8" draw:formula="0 * ?f5 / 960435"/><draw:equation draw:name="f9" draw:formula="0 * ?f4 / 480217"/><draw:equation draw:name="f10" draw:formula="960435 * ?f5 / 960435"/><draw:equation draw:name="f11" draw:formula="480217 * ?f4 / 480217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1.92752in" svg:y="1.68186in" svg:width="1.05034in" svg:height="0.52517in" draw:id="id42" draw:style-name="a80"><svg:title/><svg:desc/><text:p text:style-name="a79" text:class-names="" text:cond-style-name=""><text:span text:style-name="a78" text:class-names="">VueListe</text:span></text:p><draw:enhanced-geometry draw:type="non-primitive" svg:viewBox="0 0 960435 480217" draw:enhanced-path="M 0 0 L 960435 0 960435 480217 0 480217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0435"/><draw:equation draw:name="f7" draw:formula="?f4 / 480217"/><draw:equation draw:name="f8" draw:formula="0 * ?f5 / 960435"/><draw:equation draw:name="f9" draw:formula="0 * ?f4 / 480217"/><draw:equation draw:name="f10" draw:formula="960435 * ?f5 / 960435"/><draw:equation draw:name="f11" draw:formula="480217 * ?f4 / 480217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93585in" svg:y="0.93611in" svg:width="1.05034in" svg:height="0.52517in" draw:id="id43" draw:style-name="a83"><svg:title/><svg:desc/><text:p text:style-name="a82" text:class-names="" text:cond-style-name=""><text:span text:style-name="a81" text:class-names="">BoutonDashboard</text:span></text:p><draw:enhanced-geometry draw:type="non-primitive" svg:viewBox="0 0 960435 480217" draw:enhanced-path="M 0 0 L 960435 0 960435 480217 0 480217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0435"/><draw:equation draw:name="f7" draw:formula="?f4 / 480217"/><draw:equation draw:name="f8" draw:formula="0 * ?f5 / 960435"/><draw:equation draw:name="f9" draw:formula="0 * ?f4 / 480217"/><draw:equation draw:name="f10" draw:formula="960435 * ?f5 / 960435"/><draw:equation draw:name="f11" draw:formula="480217 * ?f4 / 480217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19844in" svg:y="1.68186in" svg:width="1.05034in" svg:height="0.52517in" draw:id="id44" draw:style-name="a86"><svg:title/><svg:desc/><text:p text:style-name="a85" text:class-names="" text:cond-style-name=""><text:span text:style-name="a84" text:class-names="">VueDashboard</text:span></text:p><draw:enhanced-geometry draw:type="non-primitive" svg:viewBox="0 0 960435 480217" draw:enhanced-path="M 0 0 L 960435 0 960435 480217 0 480217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0435"/><draw:equation draw:name="f7" draw:formula="?f4 / 480217"/><draw:equation draw:name="f8" draw:formula="0 * ?f5 / 960435"/><draw:equation draw:name="f9" draw:formula="0 * ?f4 / 480217"/><draw:equation draw:name="f10" draw:formula="960435 * ?f5 / 960435"/><draw:equation draw:name="f11" draw:formula="480217 * ?f4 / 480217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6936in" svg:y="0.93611in" svg:width="1.05034in" svg:height="0.52517in" draw:id="id45" draw:style-name="a89"><svg:title/><svg:desc/><text:p text:style-name="a88" text:class-names="" text:cond-style-name=""><text:span text:style-name="a87" text:class-names="">BoutonBack</text:span></text:p><draw:enhanced-geometry draw:type="non-primitive" svg:viewBox="0 0 960435 480217" draw:enhanced-path="M 0 0 L 960435 0 960435 480217 0 480217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0435"/><draw:equation draw:name="f7" draw:formula="?f4 / 480217"/><draw:equation draw:name="f8" draw:formula="0 * ?f5 / 960435"/><draw:equation draw:name="f9" draw:formula="0 * ?f4 / 480217"/><draw:equation draw:name="f10" draw:formula="960435 * ?f5 / 960435"/><draw:equation draw:name="f11" draw:formula="480217 * ?f4 / 480217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46936in" svg:y="1.68186in" svg:width="1.05034in" svg:height="0.52517in" draw:id="id46" draw:style-name="a92"><svg:title/><svg:desc/><text:p text:style-name="a91" text:class-names="" text:cond-style-name=""><text:span text:style-name="a90" text:class-names="">Suivant la vue précédente</text:span></text:p><draw:enhanced-geometry draw:type="non-primitive" svg:viewBox="0 0 960435 480217" draw:enhanced-path="M 0 0 L 960435 0 960435 480217 0 480217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0435"/><draw:equation draw:name="f7" draw:formula="?f4 / 480217"/><draw:equation draw:name="f8" draw:formula="0 * ?f5 / 960435"/><draw:equation draw:name="f9" draw:formula="0 * ?f4 / 480217"/><draw:equation draw:name="f10" draw:formula="960435 * ?f5 / 960435"/><draw:equation draw:name="f11" draw:formula="480217 * ?f4 / 480217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73194in" svg:y="2.4276in" svg:width="1.05034in" svg:height="0.52517in" draw:id="id47" draw:style-name="a95"><svg:title/><svg:desc/><text:p text:style-name="a94" text:class-names="" text:cond-style-name=""><text:span text:style-name="a93" text:class-names="">VueDashboard</text:span></text:p><draw:enhanced-geometry draw:type="non-primitive" svg:viewBox="0 0 960435 480217" draw:enhanced-path="M 0 0 L 960435 0 960435 480217 0 480217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0435"/><draw:equation draw:name="f7" draw:formula="?f4 / 480217"/><draw:equation draw:name="f8" draw:formula="0 * ?f5 / 960435"/><draw:equation draw:name="f9" draw:formula="0 * ?f4 / 480217"/><draw:equation draw:name="f10" draw:formula="960435 * ?f5 / 960435"/><draw:equation draw:name="f11" draw:formula="480217 * ?f4 / 480217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73194in" svg:y="3.17335in" svg:width="1.05034in" svg:height="0.52517in" draw:id="id48" draw:style-name="a98"><svg:title/><svg:desc/><text:p text:style-name="a97" text:class-names="" text:cond-style-name=""><text:span text:style-name="a96" text:class-names="">VueListe</text:span></text:p><draw:enhanced-geometry draw:type="non-primitive" svg:viewBox="0 0 960435 480217" draw:enhanced-path="M 0 0 L 960435 0 960435 480217 0 480217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60435"/><draw:equation draw:name="f7" draw:formula="?f4 / 480217"/><draw:equation draw:name="f8" draw:formula="0 * ?f5 / 960435"/><draw:equation draw:name="f9" draw:formula="0 * ?f4 / 480217"/><draw:equation draw:name="f10" draw:formula="960435 * ?f5 / 960435"/><draw:equation draw:name="f11" draw:formula="480217 * ?f4 / 480217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NSimSun" svg:font-family="NSimSun" style:font-family-generic="modern" style:font-pitch="fixed" svg:panose-1="2 1 6 9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Titre3Car" style:display-name="Titre 3 Car" style:family="text" style:parent-style-name="Policepardéfaut">
      <style:text-properties style:font-name="Calibri Light" style:font-name-asian="Times New Roman" fo:color="#1F4D78" style:font-size-complex="10.5pt"/>
    </style:style>
    <style:style style:name="Sansinterligne" style:display-name="Sans interligne" style:family="paragraph"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phane Goodwin</meta:initial-creator>
    <dc:creator>Stephane Goodwin</dc:creator>
    <meta:creation-date>2019-10-16T09:53:00Z</meta:creation-date>
    <dc:date>2019-10-16T10:09:00Z</dc:date>
    <meta:template xlink:href="951E1979.dotm" xlink:type="simple"/>
    <meta:editing-cycles>3</meta:editing-cycles>
    <meta:editing-duration>PT1620S</meta:editing-duration>
    <meta:document-statistic meta:page-count="3" meta:paragraph-count="2" meta:word-count="176" meta:character-count="1143" meta:row-count="8" meta:non-whitespace-character-count="969"/>
  </office:meta>
</office:document-meta>
</file>